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atalog Item: Laptop Request</text:h>
      <text:h text:style-name="Heading2" text:outline-level="2">Item Name</text:h>
      <text:p text:style-name="Normal">Laptop Request</text:p>
      <text:h text:style-name="Heading2" text:outline-level="2">Catalog Category</text:h>
      <text:p text:style-name="Normal">IT Hardware &amp; Devices</text:p>
      <text:h text:style-name="Heading2" text:outline-level="2">Description</text:h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h text:style-name="Heading2" text:outline-level="2">Request Type</text:h>
      <text:p text:style-name="Normal">New Hardware Provision</text:p>
      <text:h text:style-name="Heading2" text:outline-level="2">Available To</text:h>
      <text:p text:style-name="Normal">All employees with active corporate accounts</text:p>
      <text:h text:style-name="Heading2" text:outline-level="2">Approval Workflow</text:h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h text:style-name="Heading2" text:outline-level="2">Delivery Time</text:h>
      <text:p text:style-name="Normal">3–7 business days after final approval, depending on stock availability.</text:p>
      <text:h text:style-name="Heading2" text:outline-level="2">Laptop Specifications (Standard Model)</text:h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h text:style-name="Heading2" text:outline-level="2">Attachments Required (if applicable)</text:h>
      <text:p text:style-name="Normal">- Business Justification (for roles not pre-approved)<text:line-break/>- Previous laptop return confirmation (if requesting replacement)</text:p>
      <text:h text:style-name="Heading2" text:outline-level="2">Contact for Support</text:h>
      <text:p text:style-name="Normal">IT Helpdesk – it.support@company.com | Extension: 1234</text:p>
      <text:h text:style-name="Heading2" text:outline-level="2">Notes</text:h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anumeesala135@outlook.com</dc:creator>
    <meta:creation-date>2025-06-29T08:42:00Z</meta:creation-date>
    <dc:date>2025-06-29T08:42:00Z</dc:date>
    <meta:template xlink:href="Normal.dotm" xlink:type="simple"/>
    <meta:editing-cycles>2</meta:editing-cycles>
    <meta:editing-duration>PT0S</meta:editing-duration>
    <meta:document-statistic meta:page-count="1" meta:paragraph-count="2" meta:word-count="224" meta:character-count="1500" meta:row-count="10" meta:non-whitespace-character-count="1278"/>
  </office:meta>
</office:document-meta>
</file>